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639fd" officeooo:paragraph-rsid="001639fd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172bf5" officeooo:paragraph-rsid="00172bf5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normal" officeooo:rsid="001639fd" officeooo:paragraph-rsid="001639fd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1c1269" officeooo:paragraph-rsid="001c1269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4pt" style:text-underline-style="none" fo:font-weight="bold" officeooo:rsid="001639fd" officeooo:paragraph-rsid="001639f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normal" officeooo:rsid="001639fd" officeooo:paragraph-rsid="001639fd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none" fo:font-weight="bold" officeooo:rsid="001906c8" style:font-size-asian="12.25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906c8" style:font-size-asian="12.25pt" style:font-weight-asian="bold" style:font-size-complex="14pt" style:font-weight-complex="bold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1906c8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ckie 17</text:p>
      <text:p text:style-name="P6">Author: Mario Ishac</text:p>
      <text:p text:style-name="P1"><text:span text:style-name="T1">Source: </text:span><text:a xlink:type="simple" xlink:href="http://www.cnn.com/" text:style-name="Internet_20_link" text:visited-style-name="Visited_20_Internet_20_Link"><text:span text:style-name="T4">www.cnn.com</text:span></text:a></text:p>
      <text:p text:style-name="P2"><text:span text:style-name="T1">Content: </text:span><text:span text:style-name="T2">Hello, </text:span><text:span text:style-name="T5">my name is marioo</text:span><text:span text:style-name="T2">, dadad </text:span><text:span text:style-name="T3">ddddddddddddddddddddddddddddddddddddddddddddddddddddddddd</text:span><text:span text:style-name="T6">dadad</text:span></text:p>
      <text:p text:style-name="P4"><text:span text:style-name="T8">D</text:span><text:span text:style-name="T7">ate: 11/27/2013</text:span></text:p>
      <text:p text:style-name="P5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Ishac</meta:initial-creator>
    <meta:creation-date>2017-11-28T11:56:17.458749905</meta:creation-date>
    <dc:date>2017-11-30T16:10:05.342166441</dc:date>
    <dc:creator>Mario Ishac</dc:creator>
    <meta:editing-duration>PT6H18M38S</meta:editing-duration>
    <meta:editing-cycles>12</meta:editing-cycles>
    <meta:generator>LibreOffice/5.4.1.2$Linux_X86_64 LibreOffice_project/40m0$Build-2</meta:generator>
    <meta:document-statistic meta:table-count="0" meta:image-count="0" meta:object-count="0" meta:page-count="1" meta:paragraph-count="6" meta:word-count="17" meta:character-count="167" meta:non-whitespace-character-count="154"/>
  </office:meta>
</office:document-meta>
</file>